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hortbow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6 DP</text:p>
          </table:table-cell>
          <table:table-cell table:style-name="ce1" office:value-type="string" calcext:value-type="string">
            <text:p>8 E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7 EP</text:p>
          </table:table-cell>
          <table:table-cell table:number-columns-repeated="2"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6 C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E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15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6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EP</text:p>
          </table:table-cell>
          <table:table-cell table:number-columns-repeated="2" table:style-name="ce1" office:value-type="string" calcext:value-type="string">
            <text:p>14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13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14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D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E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8 EP</text:p>
          </table:table-cell>
          <table:table-cell table:style-name="ce1" office:value-type="string" calcext:value-type="string">
            <text:p>19 E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number-columns-repeated="2"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8 E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7 E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5 D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E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7 D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C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BP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DP</text:p>
          </table:table-cell>
          <table:table-cell table:number-columns-repeated="2"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D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5 D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11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14 D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4 C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number-columns-repeated="3" table:style-name="ce1" office:value-type="string" calcext:value-type="string">
            <text:p>11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number-columns-repeated="2"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4 DP</text:p>
          </table:table-cell>
          <table:table-cell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number-columns-repeated="2" table:style-name="ce1" office:value-type="string" calcext:value-type="string">
            <text:p>10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P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3 C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2 C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B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number-columns-repeated="3"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number-columns-repeated="3"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1 B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A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8 A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5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8 A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number-columns-repeated="2" table:style-name="ce1" office:value-type="string" calcext:value-type="string">
            <text:p>8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B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8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2"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P</text:p>
          </table:table-cell>
          <table:table-cell table:number-columns-repeated="3"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AK</text:p>
          </table:table-cell>
          <table:table-cell table:number-columns-repeated="3"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2" table:style-name="ce1" office:value-type="string" calcext:value-type="string">
            <text:p>6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number-columns-repeated="2"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4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4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08:22:00.31573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7-05-27T08:35:26.204219150</dc:date>
    <meta:editing-duration>PT39M40S</meta:editing-duration>
    <meta:editing-cycles>38</meta:editing-cycles>
    <meta:generator>LibreOffice/5.1.4.2$Linux_X86_64 LibreOffice_project/10m0$Build-2</meta:generator>
    <meta:document-statistic meta:table-count="1" meta:cell-count="2100" meta:object-count="0"/>
  </office:meta>
</office:document-meta>
</file>